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8pt" officeooo:rsid="00195b3e" officeooo:paragraph-rsid="00195b3e" style:font-size-asian="8pt" style:font-size-complex="8pt"/>
    </style:style>
    <style:style style:name="P2" style:family="paragraph" style:parent-style-name="Standard">
      <style:text-properties style:font-name="arial" fo:font-size="10pt" officeooo:rsid="00110f60" officeooo:paragraph-rsid="00110f60" style:font-size-asian="8.75pt" style:font-size-complex="10pt"/>
    </style:style>
    <style:style style:name="P3" style:family="paragraph" style:parent-style-name="Standard">
      <style:text-properties style:font-name="arial" fo:font-size="10pt" officeooo:rsid="0015588b" officeooo:paragraph-rsid="0015588b" style:font-size-asian="8.75pt" style:font-size-complex="10pt"/>
    </style:style>
    <style:style style:name="P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officeooo:rsid="00129223" officeooo:paragraph-rsid="00129223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29223" officeooo:paragraph-rsid="00110f60" style:font-size-asian="8.75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ff80e" officeooo:paragraph-rsid="001ff80e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195b3e" officeooo:paragraph-rsid="00195b3e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rsid="00110f60" officeooo:paragraph-rsid="00110f60" style:font-size-asian="8.75pt" style:font-size-complex="10pt"/>
    </style:style>
    <style:style style:name="P9" style:family="paragraph" style:parent-style-name="Standard" style:list-style-name="L2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ff80e" officeooo:paragraph-rsid="001ff80e" style:font-size-asian="8.75pt" style:font-size-complex="10pt"/>
    </style:style>
    <style:style style:name="P10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ff80e" officeooo:paragraph-rsid="001ff80e" style:font-size-asian="8.75pt" style:font-size-complex="10pt"/>
    </style:style>
    <style:style style:name="P11" style:family="paragraph" style:parent-style-name="Standard" style:list-style-name="L3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ff80e" officeooo:paragraph-rsid="001ff80e" style:font-size-asian="8.75pt" style:font-size-complex="10pt"/>
    </style:style>
    <style:style style:name="P12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c654a" officeooo:paragraph-rsid="001c654a" style:font-size-asian="8.75pt" style:font-size-complex="10pt"/>
    </style:style>
    <style:style style:name="P13" style:family="paragraph" style:parent-style-name="Standard" style:list-style-name="L2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e4478" officeooo:paragraph-rsid="001e4478" style:font-size-asian="8.75pt" style:font-size-complex="10pt"/>
    </style:style>
    <style:style style:name="P14" style:family="paragraph" style:parent-style-name="Standard" style:list-style-name="L2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1fc114" officeooo:paragraph-rsid="001ff80e" style:font-size-asian="8.75pt" style:font-size-complex="10pt"/>
    </style:style>
    <style:style style:name="P15" style:family="paragraph" style:parent-style-name="Header">
      <style:text-properties style:font-name="arial" fo:font-size="8pt" officeooo:rsid="00195b3e" officeooo:paragraph-rsid="00195b3e" style:font-size-asian="8pt" style:font-size-complex="8pt"/>
    </style:style>
    <style:style style:name="T1" style:family="text">
      <style:text-properties officeooo:rsid="00195b3e"/>
    </style:style>
    <style:style style:name="T2" style:family="text">
      <style:text-properties officeooo:rsid="001ab106"/>
    </style:style>
    <style:style style:name="T3" style:family="text">
      <style:text-properties officeooo:rsid="001c654a"/>
    </style:style>
    <style:style style:name="T4" style:family="text">
      <style:text-properties officeooo:rsid="001ff80e"/>
    </style:style>
    <style:style style:name="T5" style:family="text">
      <style:text-properties officeooo:rsid="0020d4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<text:span text:style-name="T3">empresa Marvel</text:span> proporciona un<text:span text:style-name="T3">a</text:span> <text:span text:style-name="T3">API para dar acceso a una base de datos con una amplia información acerca de sus personajes y comics</text:span>. Toda la información correspondiente a dicha API se puede obtener en: <text:a xlink:type="simple" xlink:href="https://developer.marvel.com/" text:style-name="Internet_20_link" text:visited-style-name="Visited_20_Internet_20_Link">https://developer.marvel.com/</text:a></text:p>
      <text:p text:style-name="P8"/>
      <text:p text:style-name="P8"><text:span text:style-name="T1">Cada alumno deberá registrarse en esta web para poder tener acceso a la API</text:span>. <text:s/><text:span text:style-name="T3">Toda la información de cómo hacer uso de la API se encuentra en la web.</text:span></text:p>
      <text:p text:style-name="P5"/>
      <text:p text:style-name="P12">Realizar una aplicación IONIC que cumpla los siguientes requisitos:</text:p>
      <text:list xml:id="list1439213003" text:style-name="L2">
        <text:list-item>
          <text:p text:style-name="P13">Al iniciarse la aplicación aparecerá un listado paginado con todos los personajes existentes. Para cada personaje se mostrará su nombre y su imagen en formato <text:span text:style-name="T4">thumbnail</text:span>. En el action bar se mostrarán botones que permitirán acceder a la siguiente página, a la anterior, a la primera o a la última.</text:p>
        </text:list-item>
        <text:list-item>
          <text:p text:style-name="P14">Al pulsar encima de un personaje se pasará a otra pantalla donde se mostrará en la parte superior la imagen del personaje en formato <text:span text:style-name="T5">thumbnail</text:span> junto a su nombre. Debajo aparecerá una lista paginada con todos los comics donde aparece dicho personaje. <text:span text:style-name="T4">Para cada comic se mostrará su título junto a la imagen del comic en formato thumbnail. En el action bar se mostrarán botones que permitirán acceder a la siguiente página, a la anterior, a la primera o a la última.</text:span></text:p>
        </text:list-item>
        <text:list-item>
          <text:p text:style-name="P9">Al pulsar encima de un comic se pasará a otra página donde en la parte superior se mostrará el título del comic y su descripción. Debajo aparecerán todas las imágenes existentes de dicho comic.</text:p>
        </text:list-item>
      </text:list>
      <text:p text:style-name="P6"/>
      <text:p text:style-name="P10">La entrega de la práctica se realizará a través del aula virtual. Consistirá en dos ficheros:</text:p>
      <text:list xml:id="list116756519" text:style-name="L3">
        <text:list-item>
          <text:p text:style-name="P11">Video en formato mp4 con la ejecución de la práctica.</text:p>
        </text:list-item>
        <text:list-item>
          <text:p text:style-name="P11">Carpeta src del proyecto comprimido en formato zip.</text:p>
        </text:list-item>
      </text:list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8pt" officeooo:rsid="00195b3e" officeooo:paragraph-rsid="00195b3e" style:font-size-asian="8pt" style:font-size-complex="8pt"/>
    </style:style>
    <style:style style:name="MP2" style:family="paragraph" style:parent-style-name="Footer">
      <style:text-properties style:font-name="arial" fo:font-size="8pt" officeooo:rsid="00195b3e" officeooo:paragraph-rsid="00195b3e" style:font-size-asian="8pt" style:font-size-complex="8pt"/>
    </style:style>
    <style:style style:name="MT1" style:family="text">
      <style:text-properties officeooo:rsid="001ab10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LC DAM – IONIC – Práctica de navidades<text:tab/><text:tab/> <text:s text:c="101"/>Curso 202<text:span text:style-name="MT1">1</text:span>-202<text:span text:style-name="MT1">2</text:span></text:p>
      </style:header>
      <style:footer>
        <text:p text:style-name="MP2">IES Julio Verne – Departamento de Informática<text:tab/><text:tab/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2:21:59.035130407</meta:creation-date>
    <meta:generator>LibreOffice/6.0.7.3$Linux_X86_64 LibreOffice_project/00m0$Build-3</meta:generator>
    <dc:date>2021-12-20T19:41:38.091676592</dc:date>
    <meta:editing-duration>PT57M26S</meta:editing-duration>
    <meta:editing-cycles>12</meta:editing-cycles>
    <meta:document-statistic meta:table-count="0" meta:image-count="0" meta:object-count="0" meta:page-count="1" meta:paragraph-count="11" meta:word-count="297" meta:character-count="1825" meta:non-whitespace-character-count="1436"/>
  </office:meta>
</office:document-meta>
</file>